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PragmataProMono-Regular" svg:font-family="PragmataProMono-Regular"/>
  </office:font-face-decls>
  <office:automatic-styles>
    <style:style style:name="co1" style:family="table-column">
      <style:table-column-properties fo:break-before="auto" style:column-width="2.6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01in"/>
    </style:style>
    <style:style style:name="co4" style:family="table-column">
      <style:table-column-properties fo:break-before="auto" style:column-width="1.0484in"/>
    </style:style>
    <style:style style:name="co5" style:family="table-column">
      <style:table-column-properties fo:break-before="auto" style:column-width="1.2437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33%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loat32, various units</text:p>
          </table:table-cell>
          <table:table-cell office:value-type="string" calcext:value-type="string">
            <text:p>10<text:span text:style-name="T1">2</text:span></text:p>
          </table:table-cell>
          <table:table-cell office:value-type="string" calcext:value-type="string">
            <text:p><text:span text:style-name="T2">10</text:span><text:span text:style-name="T3">3</text:span></text:p>
          </table:table-cell>
          <table:table-cell office:value-type="string" calcext:value-type="string">
            <text:p><text:span text:style-name="T2">10</text:span><text:span text:style-name="T3">4</text:span></text:p>
          </table:table-cell>
          <table:table-cell office:value-type="string" calcext:value-type="string">
            <text:p><text:span text:style-name="T2">10</text:span><text:span text:style-name="T3">5</text:span></text:p>
          </table:table-cell>
          <table:table-cell office:value-type="string" calcext:value-type="string">
            <text:p><text:span text:style-name="T2">10</text:span><text:span text:style-name="T3">6</text:span></text:p>
          </table:table-cell>
          <table:table-cell office:value-type="string" calcext:value-type="string">
            <text:p><text:span text:style-name="T2">10</text:span><text:span text:style-name="T3">7</text:span></text:p>
          </table:table-cell>
          <table:table-cell/>
        </table:table-row>
        <table:table-row table:style-name="ro1">
          <table:table-cell office:value-type="string" calcext:value-type="string">
            <text:p>python naive</text:p>
          </table:table-cell>
          <table:table-cell office:value-type="string" calcext:value-type="string">
            <text:p>13.4 µs</text:p>
          </table:table-cell>
          <table:table-cell office:value-type="string" calcext:value-type="string">
            <text:p>102 µs</text:p>
          </table:table-cell>
          <table:table-cell office:value-type="string" calcext:value-type="string">
            <text:p>996 µs</text:p>
          </table:table-cell>
          <table:table-cell office:value-type="string" calcext:value-type="string">
            <text:p>10.3 ms</text:p>
          </table:table-cell>
          <table:table-cell office:value-type="string" calcext:value-type="string">
            <text:p>106 ms</text:p>
          </table:table-cell>
          <table:table-cell office:value-type="string" calcext:value-type="string">
            <text:p>1.1 s</text:p>
          </table:table-cell>
          <table:table-cell/>
        </table:table-row>
        <table:table-row table:style-name="ro1">
          <table:table-cell office:value-type="string" calcext:value-type="string">
            <text:p>numpy</text:p>
          </table:table-cell>
          <table:table-cell office:value-type="string" calcext:value-type="string">
            <text:p>2.85 µs</text:p>
          </table:table-cell>
          <table:table-cell office:value-type="string" calcext:value-type="string">
            <text:p>3.01 µs</text:p>
          </table:table-cell>
          <table:table-cell office:value-type="string" calcext:value-type="string">
            <text:p>4.15 µs</text:p>
          </table:table-cell>
          <table:table-cell office:value-type="string" calcext:value-type="string">
            <text:p>22.6 µs</text:p>
          </table:table-cell>
          <table:table-cell office:value-type="string" calcext:value-type="string">
            <text:p>194 µs</text:p>
          </table:table-cell>
          <table:table-cell office:value-type="string" calcext:value-type="string">
            <text:p>2.62 ms</text:p>
          </table:table-cell>
          <table:table-cell/>
        </table:table-row>
        <table:table-row table:style-name="ro1">
          <table:table-cell office:value-type="string" calcext:value-type="string">
            <text:p>mojo naive</text:p>
          </table:table-cell>
          <table:table-cell office:value-type="string" calcext:value-type="string">
            <text:p>2.187031 µs</text:p>
          </table:table-cell>
          <table:table-cell office:value-type="string" calcext:value-type="string">
            <text:p>22.009915 µs</text:p>
          </table:table-cell>
          <table:table-cell office:value-type="string" calcext:value-type="string">
            <text:p>221.273481 µs</text:p>
          </table:table-cell>
          <table:table-cell office:value-type="string" calcext:value-type="string">
            <text:p>2215.2256 µs</text:p>
          </table:table-cell>
          <table:table-cell office:value-type="string" calcext:value-type="string">
            <text:p>22102.23913 µs</text:p>
          </table:table-cell>
          <table:table-cell office:value-type="string" calcext:value-type="string">
            <text:p>220391.0 µs</text:p>
          </table:table-cell>
          <table:table-cell/>
        </table:table-row>
        <table:table-row table:style-name="ro1">
          <table:table-cell office:value-type="string" calcext:value-type="string">
            <text:p>mojo optimized a</text:p>
          </table:table-cell>
          <table:table-cell office:value-type="float" office:value="0.660018" calcext:value-type="float">
            <text:p>0.660018</text:p>
          </table:table-cell>
          <table:table-cell office:value-type="float" office:value="0.827737" calcext:value-type="float">
            <text:p>0.827737</text:p>
          </table:table-cell>
          <table:table-cell office:value-type="float" office:value="1.793253" calcext:value-type="float">
            <text:p>1.793253</text:p>
          </table:table-cell>
          <table:table-cell office:value-type="float" office:value="17.293062" calcext:value-type="float">
            <text:p>17.293062</text:p>
          </table:table-cell>
          <table:table-cell office:value-type="float" office:value="169.11181" calcext:value-type="float">
            <text:p>169.11181</text:p>
          </table:table-cell>
          <table:table-cell office:value-type="float" office:value="1698.817007" calcext:value-type="float">
            <text:p>1698.817007</text:p>
          </table:table-cell>
          <table:table-cell office:value-type="string" calcext:value-type="string">
            <text:p>µs</text:p>
          </table:table-cell>
        </table:table-row>
        <table:table-row table:style-name="ro1">
          <table:table-cell office:value-type="string" calcext:value-type="string">
            <text:p>mojo optimized b</text:p>
          </table:table-cell>
          <table:table-cell office:value-type="float" office:value="33.220356" calcext:value-type="float">
            <text:p>33.220356</text:p>
          </table:table-cell>
          <table:table-cell office:value-type="float" office:value="33.158981" calcext:value-type="float">
            <text:p>33.158981</text:p>
          </table:table-cell>
          <table:table-cell office:value-type="float" office:value="33.861028" calcext:value-type="float">
            <text:p>33.861028</text:p>
          </table:table-cell>
          <table:table-cell office:value-type="float" office:value="41.994479" calcext:value-type="float">
            <text:p>41.994479</text:p>
          </table:table-cell>
          <table:table-cell office:value-type="float" office:value="103.803288" calcext:value-type="float">
            <text:p>103.803288</text:p>
          </table:table-cell>
          <table:table-cell office:value-type="float" office:value="1262.853826" calcext:value-type="float">
            <text:p>1262.853826</text:p>
          </table:table-cell>
          <table:table-cell office:value-type="string" calcext:value-type="string">
            <text:p>µs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Float32 converted to microseconds (µs)</text:p>
          </table:table-cell>
          <table:table-cell office:value-type="string" calcext:value-type="string">
            <text:p>10^2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  <table:table-cell office:value-type="string" calcext:value-type="string">
            <text:p>10^7</text:p>
          </table:table-cell>
          <table:table-cell/>
        </table:table-row>
        <table:table-row table:style-name="ro1">
          <table:table-cell office:value-type="string" calcext:value-type="string">
            <text:p>python naive</text:p>
          </table:table-cell>
          <table:table-cell office:value-type="float" office:value="13.4" calcext:value-type="float">
            <text:p>13.4</text:p>
          </table:table-cell>
          <table:table-cell office:value-type="float" office:value="102" calcext:value-type="float">
            <text:p>102</text:p>
          </table:table-cell>
          <table:table-cell office:value-type="float" office:value="996" calcext:value-type="float">
            <text:p>996</text:p>
          </table:table-cell>
          <table:table-cell table:formula="of:= 10.3 * 1000" office:value-type="float" office:value="10300" calcext:value-type="float">
            <text:p>10300</text:p>
          </table:table-cell>
          <table:table-cell table:formula="of:=106* 1000" office:value-type="float" office:value="106000" calcext:value-type="float">
            <text:p>106000</text:p>
          </table:table-cell>
          <table:table-cell table:formula="of:= 1.1 * 1000000" office:value-type="float" office:value="1100000" calcext:value-type="float">
            <text:p>1100000</text:p>
          </table:table-cell>
          <table:table-cell/>
        </table:table-row>
        <table:table-row table:style-name="ro1">
          <table:table-cell office:value-type="string" calcext:value-type="string">
            <text:p>numpy</text:p>
          </table:table-cell>
          <table:table-cell office:value-type="float" office:value="2.85" calcext:value-type="float">
            <text:p>2.85</text:p>
          </table:table-cell>
          <table:table-cell office:value-type="float" office:value="3.01" calcext:value-type="float">
            <text:p>3.01</text:p>
          </table:table-cell>
          <table:table-cell office:value-type="float" office:value="4.15" calcext:value-type="float">
            <text:p>4.15</text:p>
          </table:table-cell>
          <table:table-cell office:value-type="float" office:value="22.6" calcext:value-type="float">
            <text:p>22.6</text:p>
          </table:table-cell>
          <table:table-cell office:value-type="float" office:value="194" calcext:value-type="float">
            <text:p>194</text:p>
          </table:table-cell>
          <table:table-cell table:formula="of:= 2.62 * 1000" office:value-type="float" office:value="2620" calcext:value-type="float">
            <text:p>2620</text:p>
          </table:table-cell>
          <table:table-cell/>
        </table:table-row>
        <table:table-row table:style-name="ro1">
          <table:table-cell office:value-type="string" calcext:value-type="string">
            <text:p>mojo naive</text:p>
          </table:table-cell>
          <table:table-cell office:value-type="float" office:value="2.187031" calcext:value-type="float">
            <text:p>2.187031</text:p>
          </table:table-cell>
          <table:table-cell office:value-type="float" office:value="22.009915" calcext:value-type="float">
            <text:p>22.009915</text:p>
          </table:table-cell>
          <table:table-cell office:value-type="float" office:value="221.273481" calcext:value-type="float">
            <text:p>221.273481</text:p>
          </table:table-cell>
          <table:table-cell office:value-type="float" office:value="2215.2256" calcext:value-type="float">
            <text:p>2215.2256</text:p>
          </table:table-cell>
          <table:table-cell office:value-type="float" office:value="22102.23913" calcext:value-type="float">
            <text:p>22102.23913</text:p>
          </table:table-cell>
          <table:table-cell office:value-type="float" office:value="220391" calcext:value-type="float">
            <text:p>220391</text:p>
          </table:table-cell>
          <table:table-cell/>
        </table:table-row>
        <table:table-row table:style-name="ro1">
          <table:table-cell office:value-type="string" calcext:value-type="string">
            <text:p>mojo optimized a</text:p>
          </table:table-cell>
          <table:table-cell office:value-type="float" office:value="0.660018" calcext:value-type="float">
            <text:p>0.660018</text:p>
          </table:table-cell>
          <table:table-cell office:value-type="float" office:value="0.827737" calcext:value-type="float">
            <text:p>0.827737</text:p>
          </table:table-cell>
          <table:table-cell office:value-type="float" office:value="1.793253" calcext:value-type="float">
            <text:p>1.793253</text:p>
          </table:table-cell>
          <table:table-cell office:value-type="float" office:value="17.293062" calcext:value-type="float">
            <text:p>17.293062</text:p>
          </table:table-cell>
          <table:table-cell office:value-type="float" office:value="169.11181" calcext:value-type="float">
            <text:p>169.11181</text:p>
          </table:table-cell>
          <table:table-cell office:value-type="float" office:value="1698.817007" calcext:value-type="float">
            <text:p>1698.817007</text:p>
          </table:table-cell>
          <table:table-cell/>
        </table:table-row>
        <table:table-row table:style-name="ro1">
          <table:table-cell office:value-type="string" calcext:value-type="string">
            <text:p>mojo optimized b</text:p>
          </table:table-cell>
          <table:table-cell office:value-type="float" office:value="33.220356" calcext:value-type="float">
            <text:p>33.220356</text:p>
          </table:table-cell>
          <table:table-cell office:value-type="float" office:value="33.158981" calcext:value-type="float">
            <text:p>33.158981</text:p>
          </table:table-cell>
          <table:table-cell office:value-type="float" office:value="33.861028" calcext:value-type="float">
            <text:p>33.861028</text:p>
          </table:table-cell>
          <table:table-cell office:value-type="float" office:value="41.994479" calcext:value-type="float">
            <text:p>41.994479</text:p>
          </table:table-cell>
          <table:table-cell office:value-type="float" office:value="103.803288" calcext:value-type="float">
            <text:p>103.803288</text:p>
          </table:table-cell>
          <table:table-cell office:value-type="float" office:value="1262.853826" calcext:value-type="float">
            <text:p>1262.8538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PragmataProMono-Regular" svg:font-family="PragmataProMono-Regular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22:01:32.910837472</meta:creation-date>
    <meta:generator>LibreOffice/7.6.3.2$MacOSX_AARCH64 LibreOffice_project/29d686fea9f6705b262d369fede658f824154cc0</meta:generator>
    <dc:date>2023-11-24T23:08:08.108473260</dc:date>
    <meta:editing-duration>PT1H6M24S</meta:editing-duration>
    <meta:editing-cycles>24</meta:editing-cycles>
    <meta:document-statistic meta:table-count="1" meta:cell-count="86" meta:object-count="0"/>
  </office:meta>
</office:document-meta>
</file>